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  <style:font-face style:name="Verdana1" svg:font-family="Verdana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16.198cm"/>
    </style:style>
    <style:style style:name="co5" style:family="table-column">
      <style:table-column-properties fo:break-before="auto" style:column-width="4.0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ffffff" fo:background-color="#8d1d7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2" style:family="table-cell" style:parent-style-name="Default">
      <style:table-cell-properties fo:border-bottom="0.74pt solid #ffffff" fo:background-color="#8d1d7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>
        <loext:border-bottom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order-bottom="0.74pt solid #000000" fo:background-color="#8d1d7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8d1d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8d1d75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d1d75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8d1d75" fo:border-left="none" fo:border-right="0.74pt solid #000000" fo:border-top="none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3faf46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 Scen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ce11"/>
        <table:table-column table:style-name="co1" table:default-cell-style-name="ce5"/>
        <table:table-column table:style-name="co5" table:default-cell-style-name="ce13"/>
        <table:table-column table:style-name="co1" table:default-cell-style-name="ce29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Project Name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OpenCart</text:p>
          </table:table-cell>
          <table:covered-table-cell table:style-name="ce2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lient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OpenCart</text:p>
          </table:table-cell>
          <table:covered-table-cell table:style-name="ce2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Reference Document</text:p>
          </table:table-cell>
          <table:covered-table-cell table:style-name="ce7"/>
          <table:table-cell table:style-name="ce23" office:value-type="string" calcext:value-type="string" table:number-columns-spanned="2" table:number-rows-spanned="1">
            <text:p>FRS</text:p>
          </table:table-cell>
          <table:covered-table-cell table:style-name="ce2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7"/>
          <table:table-cell table:style-name="ce23" office:value-type="string" calcext:value-type="string" table:number-columns-spanned="2" table:number-rows-spanned="1">
            <text:p>Piotr Staszewski</text:p>
          </table:table-cell>
          <table:covered-table-cell table:style-name="ce2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reation Date</text:p>
          </table:table-cell>
          <table:covered-table-cell table:style-name="ce7"/>
          <table:table-cell table:style-name="ce23" office:value-type="string" calcext:value-type="string" table:number-columns-spanned="2" table:number-rows-spanned="1">
            <text:p>15-10-2025</text:p>
          </table:table-cell>
          <table:covered-table-cell table:style-name="ce2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Approval Date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DD-MM-YYYY</text:p>
          </table:table-cell>
          <table:covered-table-cell table:style-name="ce23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Test Scenario ID</text:p>
          </table:table-cell>
          <table:table-cell table:style-name="ce4" office:value-type="string" calcext:value-type="string">
            <text:p>Refrence</text:p>
          </table:table-cell>
          <table:table-cell table:style-name="ce4" office:value-type="string" calcext:value-type="string">
            <text:p>Test Scenario Description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No. of test cases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Register Account functionality</text:p>
          </table:table-cell>
          <table:table-cell office:value-type="string" calcext:value-type="string">
            <text:p>P0</text:p>
          </table:table-cell>
          <table:table-cell table:style-name="ce12" office:value-type="float" office:value="34" calcext:value-type="float">
            <text:p>34</text:p>
          </table:table-cell>
          <table:table-cell table:style-name="ce28" office:value-type="string" calcext:value-type="string">
            <text:p>Execute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2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Login functionality</text:p>
          </table:table-cell>
          <table:table-cell office:value-type="string" calcext:value-type="string">
            <text:p>P0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Execute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3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Logout functionality</text:p>
          </table:table-cell>
          <table:table-cell office:value-type="string" calcext:value-type="string">
            <text:p>P0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Execute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4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Forgot Password functionality</text:p>
          </table:table-cell>
          <table:table-cell office:value-type="string" calcext:value-type="string">
            <text:p>P2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xecute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Search functionality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Execute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6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Product Compare functionality</text:p>
          </table:table-cell>
          <table:table-cell office:value-type="string" calcext:value-type="string">
            <text:p>P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7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Display page functionality for the diffrent types of products</text:p>
          </table:table-cell>
          <table:table-cell office:value-type="string" calcext:value-type="string">
            <text:p>P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8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Add to Cart' functionality</text:p>
          </table:table-cell>
          <table:table-cell office:value-type="string" calcext:value-type="string">
            <text:p>P1</text:p>
          </table:table-cell>
          <table:table-cell table:style-name="ce14" office:value-type="string" calcext:value-type="string">
            <text:p>09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09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wish list' functionality</text:p>
          </table:table-cell>
          <table:table-cell office:value-type="string" calcext:value-type="string">
            <text:p>P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0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Shooping Cart' functionality</text:p>
          </table:table-cell>
          <table:table-cell office:value-type="string" calcext:value-type="string">
            <text:p>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Home Page Functionality</text:p>
          </table:table-cell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2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Checkout functionality</text:p>
          </table:table-cell>
          <table:table-cell office:value-type="string" calcext:value-type="string">
            <text:p>P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3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functionality</text:p>
          </table:table-cell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4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&gt; Account Information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&gt; 'Change Password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6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Account &gt; 'Address Book' functionality</text:p>
          </table:table-cell>
          <table:table-cell office:value-type="string" calcext:value-type="string">
            <text:p>P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7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Order History' functionality</text:p>
          </table:table-cell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8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Order Information' functionality</text:p>
          </table:table-cell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19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Product Returns' functionality</text:p>
          </table:table-cell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0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Downloads'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Rewards Points' functionality</text:p>
          </table:table-cell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2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Returned Request' functionality</text:p>
          </table:table-cell>
          <table:table-cell office:value-type="string" calcext:value-type="string">
            <text:p>P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3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Your Transactions' functionality</text:p>
          </table:table-cell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4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My Orders &gt; 'Recurring Payments' functionality</text:p>
          </table:table-cell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Affilate' functionality</text:p>
          </table:table-cell>
          <table:table-cell office:value-type="string" calcext:value-type="string">
            <text:p>P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6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Newsletter' functionality</text:p>
          </table:table-cell>
          <table:table-cell office:value-type="string" calcext:value-type="string">
            <text:p>P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7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Contact Us' functionality</text:p>
          </table:table-cell>
          <table:table-cell office:value-type="string" calcext:value-type="string">
            <text:p>P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8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Gift Certificate' functionality</text:p>
          </table:table-cell>
          <table:table-cell office:value-type="string" calcext:value-type="string">
            <text:p>P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29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Special Offers' functionality</text:p>
          </table:table-cell>
          <table:table-cell office:value-type="string" calcext:value-type="string">
            <text:p>P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30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working of 'Header', 'Menu' and 'Footer' options</text:p>
          </table:table-cell>
          <table:table-cell office:value-type="string" calcext:value-type="string">
            <text:p>P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ined onl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S_031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Validate the complete Application functionality for different currencies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ined on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  <style:font-face style:name="Verdana1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2" style:volatile="true">
      <number:text loext:blank-width-char="-"> </number:text>
      <number:fill-character> </number:fill-character>
      <number:text loext:blank-width-char="-4">- zł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</number:currency-style>
    <number:currency-style style:name="N152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  <style:map style:condition="value()&gt;=0" style:apply-style-name="N152P0"/>
    </number:currency-style>
    <number:date-style style:name="N153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.00.0000</text:date>, <text:time style:data-style-name="N2" text:time-value="02:02:23.3955681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02:06:53.121648600</meta:creation-date>
    <dc:date>2025-11-11T02:09:13.687378100</dc:date>
    <meta:editing-duration>PT29M42S</meta:editing-duration>
    <meta:editing-cycles>4</meta:editing-cycles>
    <meta:generator>LibreOffice/25.8.2.2$Windows_X86_64 LibreOffice_project/d401f2107ccab8f924a8e2df40f573aab7605b6f</meta:generator>
    <meta:document-statistic meta:table-count="1" meta:cell-count="204" meta:object-count="0"/>
  </office:meta>
</office:document-meta>
</file>